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0fc57c5b"/>
    </style:style>
    <style:style style:name="P74" style:family="paragraph" style:parent-style-name="Standard">
      <style:text-properties officeooo:paragraph-rsid="101fb94a"/>
    </style:style>
    <style:style style:name="P75" style:family="paragraph" style:parent-style-name="Standard">
      <style:text-properties officeooo:paragraph-rsid="10245b8e"/>
    </style:style>
    <style:style style:name="P76" style:family="paragraph" style:parent-style-name="Standard">
      <style:text-properties officeooo:paragraph-rsid="10259f28"/>
    </style:style>
    <style:style style:name="P77" style:family="paragraph" style:parent-style-name="Standard">
      <style:text-properties officeooo:paragraph-rsid="10279665"/>
    </style:style>
    <style:style style:name="P78" style:family="paragraph" style:parent-style-name="Standard">
      <style:text-properties officeooo:rsid="104324ed" officeooo:paragraph-rsid="102a6057"/>
    </style:style>
    <style:style style:name="P79" style:family="paragraph" style:parent-style-name="Standard">
      <style:text-properties officeooo:paragraph-rsid="103ecee1"/>
    </style:style>
    <style:style style:name="P80" style:family="paragraph" style:parent-style-name="Standard">
      <style:text-properties officeooo:paragraph-rsid="103f66d8"/>
    </style:style>
    <style:style style:name="P81" style:family="paragraph" style:parent-style-name="Standard">
      <style:text-properties officeooo:paragraph-rsid="103fdc47"/>
    </style:style>
    <style:style style:name="P82" style:family="paragraph" style:parent-style-name="Standard">
      <style:text-properties officeooo:paragraph-rsid="1041db9b"/>
    </style:style>
    <style:style style:name="P83" style:family="paragraph" style:parent-style-name="Footnote">
      <style:text-properties officeooo:paragraph-rsid="104658df"/>
    </style:style>
    <style:style style:name="P84" style:family="paragraph" style:parent-style-name="Standard">
      <style:text-properties officeooo:paragraph-rsid="104f81b5"/>
    </style:style>
    <style:style style:name="P85" style:family="paragraph" style:parent-style-name="Standard">
      <style:text-properties officeooo:rsid="101e3872" officeooo:paragraph-rsid="10505b46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92" style:family="paragraph" style:parent-style-name="Standard">
      <style:text-properties officeooo:paragraph-rsid="1057599b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1055d97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d9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style:use-window-font-color="true" loext:opacity="0%" style:font-name="Liberation Sans" officeooo:rsid="047da547"/>
    </style:style>
    <style:style style:name="T2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officeooo:rsid="0efd8e5c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officeooo:rsid="04473353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officeooo:rsid="04473353" style:font-size-asian="10pt" style:font-size-complex="10pt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e80285f"/>
    </style:style>
    <style:style style:name="T272" style:family="text">
      <style:text-properties officeooo:rsid="0e838e2a"/>
    </style:style>
    <style:style style:name="T273" style:family="text">
      <style:text-properties officeooo:rsid="0e83c34e"/>
    </style:style>
    <style:style style:name="T2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officeooo:rsid="0f0ca65a"/>
    </style:style>
    <style:style style:name="T282" style:family="text">
      <style:text-properties officeooo:rsid="1031b2ca"/>
    </style:style>
    <style:style style:name="T283" style:family="text">
      <style:text-properties officeooo:rsid="0aace3cd"/>
    </style:style>
    <style:style style:name="T284" style:family="text">
      <style:text-properties officeooo:rsid="0f95a7a0"/>
    </style:style>
    <style:style style:name="T285" style:family="text">
      <style:text-properties officeooo:rsid="0f8f58bd"/>
    </style:style>
    <style:style style:name="T286" style:family="text">
      <style:text-properties officeooo:rsid="0e5635a7"/>
    </style:style>
    <style:style style:name="T287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T169">C</text:span><text:span text:style-name="T168">hecklist voor </text:span><text:span text:style-name="T170">de installatie</text:span><text:span text:style-name="T168"> van </text:span><text:span text:style-name="T168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98"><text:s/></text:span></text:span><text:span text:style-name="Strong_20_Emphasis"><text:span text:style-name="T199">LTS</text:span></text:span><text:span text:style-name="T172"><text:note text:id="ftn1" text:note-class="footnote"><text:note-citation>1</text:note-citation><text:note-body><text:p text:style-name="P19"><text:span text:style-name="T204">LTS</text:span><text:span text:style-name="T210"> </text:span><text:span text:style-name="T211">staat voor</text:span><text:span text:style-name="T212"> </text:span><text:span text:style-name="T204">Long-Term Support, langetermijnondersteuning, </text:span><text:span text:style-name="T213">en </text:span><text:span text:style-name="T215">d</text:span><text:span text:style-name="T213">eze </text:span><text:span text:style-name="T219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00"><text:s/></text:span></text:span><text:span text:style-name="T213">LTS </text:span><text:span text:style-name="T221"><text:user-field-get text:name="Edition">Server</text:user-field-get></text:span><text:span text:style-name="T225"><text:s/></text:span><text:span text:style-name="T216">(codenaam </text:span><text:span text:style-name="T218">bookworm</text:span><text:span text:style-name="T216">) </text:span><text:span text:style-name="T211">van</text:span><text:span text:style-name="T214"> </text:span><text:span text:style-name="T218">juni</text:span><text:span text:style-name="T207"> </text:span><text:span text:style-name="Strong_20_Emphasis"><text:span text:style-name="T119"><text:user-field-get text:name="Releaseyear">2023</text:user-field-get></text:span></text:span><text:span text:style-name="T207"><text:s/></text:span><text:span text:style-name="T204">wordt </text:span><text:span text:style-name="T208">vijf</text:span><text:span text:style-name="T204"> jaar onder</text:span><text:span text:style-name="T217">steund</text:span><text:span text:style-name="T209"> </text:span><text:span text:style-name="T204">tot </text:span><text:span text:style-name="T218">juni</text:span><text:span text:style-name="T205"> </text:span><text:span text:style-name="T204">202</text:span><text:span text:style-name="T218">8</text:span><text:span text:style-name="T206">.</text:span></text:p></text:note-body></text:note></text:span><text:span text:style-name="T173"> </text:span><text:span text:style-name="T173"><text:user-field-get text:name="Edition">Server</text:user-field-get></text:span><text:span text:style-name="T224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1">ONDERSTREEPTE</text:span></text:span><text:span text:style-name="T1"> </text:span><text:span text:style-name="T14">woorden</text:span><text:span text:style-name="T13"> het</text:span><text:span text:style-name="Strong_20_Emphasis"><text:span text:style-name="T280"> </text:span></text:span><text:span text:style-name="Strong_20_Emphasis"><text:span text:style-name="T279">tekstvak</text:span></text:span><text:span text:style-name="T14"> </text:span><text:span text:style-name="T15">in,</text:span><text:span text:style-name="T14"> </text:span><text:span text:style-name="T226">zie </text:span><text:span text:style-name="T261">[</text:span><text:span text:style-name="T226">toelichting</text:span><text:span text:style-name="T261">]</text:span><text:span text:style-name="T14">:</text:span></text:p>
      <text:p text:style-name="P24"><text:span text:style-name="Definition"><text:span text:style-name="T228">g</text:span></text:span><text:span text:style-name="Definition"><text:span text:style-name="T227">ebruiker</text:span></text:span><text:span text:style-name="T232"><text:tab/><text:tab/></text:span><text:span text:style-name="T260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3"><text:tab/></text:span><text:span text:style-name="T234">[</text:span><text:span text:style-name="T229">volledige naam, bijv. </text:span><text:span text:style-name="T257">J</text:span><text:span text:style-name="T258">a</text:span><text:span text:style-name="T257">n </text:span><text:span text:style-name="T258">Jansen</text:span><text:span text:style-name="T259">]</text:span></text:p>
      <text:p text:style-name="Standard"><text:span text:style-name="Definition"><text:span text:style-name="T228">g</text:span></text:span><text:span text:style-name="Definition">ebruikersnaam</text:span><text:span text:style-name="T227"><text:tab/></text:span><text:span text:style-name="T227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27"><text:tab/></text:span><text:span text:style-name="T7">[</text:span><text:span text:style-name="T6">korte naam, bijv. </text:span><text:span text:style-name="T187">j</text:span><text:span text:style-name="T188">a</text:span><text:span text:style-name="T187">n</text:span><text:span text:style-name="T189">]</text:span></text:p>
      <text:p text:style-name="P21"><text:span text:style-name="Definition"><text:span text:style-name="T282">serv</text:span></text:span><text:span text:style-name="Definition">ernaam</text:span><text:span text:style-name="T235"><text:tab/><text:tab/><text:tab/></text:span><text:span text:style-name="T233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3"><text:tab/></text:span><text:span text:style-name="T243">[</text:span><text:span text:style-name="T239">naam van de </text:span><text:span text:style-name="T245">server</text:span><text:span text:style-name="T240">, </text:span><text:span text:style-name="T241">bijv. </text:span><text:span text:style-name="T244">sv</text:span><text:span text:style-name="T242">02</text:span><text:span text:style-name="T243">]</text:span></text:p>
      <text:p text:style-name="P21"><text:span text:style-name="Definition"><text:span text:style-name="T228">o</text:span></text:span><text:span text:style-name="Definition"><text:span text:style-name="T227">pstartmenu</text:span></text:span><text:span text:style-name="T233"><text:tab/><text:tab/><text:tab/></text:span><text:span text:style-name="T233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3"><text:tab/></text:span><text:span text:style-name="T243">[</text:span><text:span text:style-name="T239">to</text:span><text:span text:style-name="T246">ets voor het opstartmedium</text:span><text:span text:style-name="T247">]</text:span></text:p>
      <text:p text:style-name="P23"><text:span text:style-name="Definition"><text:span text:style-name="T236">i</text:span></text:span><text:span text:style-name="Definition"><text:span text:style-name="T237">nstellingen</text:span></text:span><text:span text:style-name="T238"><text:tab/> <text:tab/><text:tab/></text:span><text:span text:style-name="T238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38"><text:tab/></text:span><text:span text:style-name="T243">[</text:span><text:span text:style-name="T239">toets voor het UEFI-BIOS-scherm</text:span><text:span text:style-name="T243">]</text:span></text:p>
      <text:p text:style-name="P22"><text:span text:style-name="Definition"><text:span text:style-name="T250">g</text:span></text:span><text:span text:style-name="Definition"><text:span text:style-name="T249">ebruiker</text:span></text:span><text:span text:style-name="Definition"><text:span text:style-name="T251">2</text:span></text:span><text:span text:style-name="T248"><text:tab/></text:span><text:span text:style-name="T260"> <text:tab/><text:tab/></text:span><text:span text:style-name="T233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3"><text:tab/></text:span><text:span text:style-name="T234">[</text:span><text:span text:style-name="T229">volledige naam </text:span><text:span text:style-name="T230">evt. 2</text:span><text:span text:style-name="T262">e</text:span><text:span text:style-name="T230"> gebruiker</text:span><text:span text:style-name="T231">]</text:span></text:p>
      <text:p text:style-name="P53"><text:span text:style-name="Definition"><text:span text:style-name="T250">g</text:span></text:span><text:span text:style-name="Definition"><text:span text:style-name="T249">ebruikersnaam</text:span></text:span><text:span text:style-name="Definition"><text:span text:style-name="T251">2</text:span></text:span><text:span text:style-name="T249"><text:tab/></text:span><text:span text:style-name="T227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27"><text:tab/></text:span><text:span text:style-name="T253">[</text:span><text:span text:style-name="T252">korte naam</text:span><text:span text:style-name="T254"> </text:span><text:span text:style-name="T255">evt. 2</text:span><text:span text:style-name="T263">e</text:span><text:span text:style-name="T255"> gebruiker</text:span><text:span text:style-name="T256">]</text:span></text:p>
      <text:p text:style-name="P25"><text:span text:style-name="T174">Vervang </text:span><text:span text:style-name="T177">de</text:span><text:span text:style-name="T174"> </text:span><text:span text:style-name="Definition"><text:span text:style-name="T18">ONDERSTREEPTE</text:span></text:span><text:span text:style-name="T174"> </text:span><text:span text:style-name="T175">woorden </text:span><text:span text:style-name="T174">in deze checklist door </text:span><text:span text:style-name="T177">d</text:span><text:span text:style-name="T179">i</text:span><text:span text:style-name="T177">e </text:span><text:span text:style-name="T178">in </text:span><text:span text:style-name="T179">het</text:span><text:span text:style-name="Strong_20_Emphasis"><text:span text:style-name="T46"> </text:span></text:span><text:span text:style-name="Strong_20_Emphasis"><text:span text:style-name="T62">tekstvak</text:span></text:span><text:span text:style-name="T174">.</text:span></text:p>
      <text:p text:style-name="P29"/>
      <text:p text:style-name="P29"/>
      <text:p text:style-name="P27"><text:span text:style-name="T185">Nieuwe installatie?</text:span><text:span text:style-name="T176"><text:tab/></text:span><text:span text:style-name="T181"></text:span><text:span text:style-name="T183"><text:tab/></text:span><text:span text:style-name="T182">B</text:span><text:span text:style-name="T176">egin bij hoofdstuk </text:span><text:span text:style-name="T185"><text:bookmark-ref text:reference-format="page" text:ref-name="__RefNumPara__4009_1271708128">2</text:bookmark-ref></text:span><text:span text:style-name="T185"><text:s text:c="2"/></text:span><text:span text:style-name="T186"><text:bookmark-ref text:reference-format="text" text:ref-name="__RefNumPara__4009_1271708128">Installatie uitvoeren</text:bookmark-ref></text:span><text:span text:style-name="T180">.</text:span></text:p>
      <text:p text:style-name="P26"><text:span text:style-name="Strong_20_Emphasis"><text:span text:style-name="T184"/></text:span></text:p>
      <text:p text:style-name="P26"><text:span text:style-name="Strong_20_Emphasis"><text:span text:style-name="T184"/></text:span></text:p>
      <text:list xml:id="list2771487324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3"><text:note text:id="ftn2" text:note-class="footnote"><text:note-citation>2</text:note-citation><text:note-body><text:p text:style-name="P18"><text:span text:style-name="T134">E</text:span><text:span text:style-name="T137">v</text:span><text:span text:style-name="T138">en</text:span><text:span text:style-name="T140">t</text:span><text:span text:style-name="T141">uele </text:span><text:span text:style-name="T142">extra </text:span><text:span text:style-name="Definition"><text:span text:style-name="T266">gebruiker</text:span></text:span><text:span text:style-name="T142">s aanmelden </text:span><text:span text:style-name="T143">en dezelfde stappen uitvoeren</text:span><text:span text:style-name="T139">.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2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42">Installeer </text:span></text:span><text:span text:style-name="Strong_20_Emphasis"><text:span text:style-name="T61">pakket kz</text:span></text:span><text:span text:style-name="Strong_20_Emphasis"><text:span text:style-name="T61"><text:note text:id="ftn3" text:note-class="footnote"><text:note-citation>3</text:note-citation><text:note-body><text:p text:style-name="P58"><text:span text:style-name="T272">Debian-</text:span><text:span text:style-name="T273">p</text:span>akket kz plaatst documenten en scripts van Karel Zimmer <text:span text:style-name="T271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59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80"><text:span text:style-name="T4">Typ </text:span><text:span text:style-name="Strong_20_Emphasis"><text:span text:style-name="T47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4">bash</text:span></text:span><text:span text:style-name="User_20_Entry"><text:span text:style-name="T23"> kz</text:span></text:span><text:span text:style-name="Strong_20_Emphasis"><text:span text:style-name="T47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9">olg </text:span></text:span><text:span text:style-name="Strong_20_Emphasis"><text:span text:style-name="T5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45">Bereid de installatie voor</text:span></text:span><text:span text:style-name="Strong_20_Emphasis"><text:span text:style-name="T44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80"><text:span text:style-name="Strong_20_Emphasis"><text:span text:style-name="T64">Typ </text:span></text:span><text:span text:style-name="Strong_20_Emphasis"><text:span text:style-name="T47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7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92"><text:span text:style-name="Strong_20_Emphasis"><text:span text:style-name="T66">Selecteer</text:span></text:span><text:span text:style-name="Strong_20_Emphasis"><text:span text:style-name="T50"> </text:span></text:span><text:span text:style-name="Strong_20_Emphasis"><text:span text:style-name="T85">1 - Installatie voorbereide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9">olg </text:span></text:span><text:span text:style-name="Strong_20_Emphasis"><text:span text:style-name="T50">de aanwijzingen op het scherm.</text:span></text:span></text:p>
          </table:table-cell>
        </table:table-row>
      </table:table>
      <text:p text:style-name="P33"/>
      <text:list xml:id="list190858877667844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01">Start de computer op vanaf </text:span><text:span text:style-name="T202">een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91"><text:s/></text:span></text:span><text:span text:style-name="Strong_20_Emphasis"><text:span text:style-name="T197">LTS </text:span></text:span><text:span text:style-name="Strong_20_Emphasis"><text:span text:style-name="T195"><text:user-field-get text:name="Edition">Server</text:user-field-get></text:span></text:span><text:span text:style-name="Strong_20_Emphasis"><text:span text:style-name="T195"><text:s/></text:span></text:span><text:span text:style-name="Strong_20_Emphasis"><text:span text:style-name="T196">Live</text:span></text:span><text:span text:style-name="T94"><text:note text:id="ftn4" text:note-class="footnote"><text:note-citation>1</text:note-citation><text:note-body><text:p text:style-name="P20"><text:span text:style-name="T264">Vanaf een </text:span><text:span text:style-name="T284">L</text:span><text:span text:style-name="T264">ive </text:span><text:span text:style-name="T285">USB</text:span><text:span text:style-name="T283">-stick </text:span><text:span text:style-name="T286">(</text:span><text:span text:style-name="T283">of </text:span><text:span text:style-name="T285">DVD</text:span><text:span text:style-name="T286">)</text:span><text:span text:style-name="T287"> </text:span><text:span text:style-name="T264">kunt u opstarten en </text:span><text:span text:style-name="T267">met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64">werken zonder enige bestanden op de harde schijf te wijzigen en maakt ook installatie van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64">mogelijk.</text:span></text:p></text:note-body></text:note></text:span><text:span text:style-name="T93"> </text:span><text:span text:style-name="T100">USB</text:span><text:span text:style-name="T95">-stick</text:span><text:span text:style-name="T95"><text:note text:id="ftn5" text:note-class="footnote"><text:note-citation>2</text:note-citation><text:note-body><text:p text:style-name="P83"><text:span text:style-name="Strong_20_Emphasis"><text:span text:style-name="T118">In een grafische werkomgeving:<text:line-break/></text:span></text:span><text:span text:style-name="Strong_20_Emphasis"><text:span text:style-name="T111">D</text:span></text:span><text:span text:style-name="Strong_20_Emphasis"><text:span text:style-name="T103">ow</text:span></text:span><text:span text:style-name="Strong_20_Emphasis"><text:span text:style-name="T104">nload </text:span></text:span><text:span text:style-name="Strong_20_Emphasis"><text:span text:style-name="T101">e</text:span></text:span><text:span text:style-name="Strong_20_Emphasis"><text:span text:style-name="T105">e</text:span></text:span><text:span text:style-name="Strong_20_Emphasis"><text:span text:style-name="T106">n</text:span></text:span><text:span text:style-name="Strong_20_Emphasis"><text:span text:style-name="T133"> </text:span></text:span><text:span text:style-name="Strong_20_Emphasis"><text:span text:style-name="T162">cd</text:span></text:span><text:span text:style-name="Strong_20_Emphasis"><text:span text:style-name="T156">-beeldbestand</text:span></text:span><text:span text:style-name="Strong_20_Emphasis"><text:span text:style-name="T104"> </text:span></text:span><text:span text:style-name="Strong_20_Emphasis"><text:span text:style-name="T113">(.iso) </text:span></text:span><text:span text:style-name="Strong_20_Emphasis"><text:span text:style-name="T107">v</text:span></text:span><text:span text:style-name="Strong_20_Emphasis"><text:span text:style-name="T108">anaf</text:span></text:span><text:span text:style-name="Strong_20_Emphasis"><text:span text:style-name="T109"> </text:span></text:span><text:a xlink:type="simple" xlink:href="https://www.debian.org/CD/live/" text:style-name="Internet_20_link" text:visited-style-name="Visited_20_Internet_20_Link"><text:span text:style-name="Strong_20_Emphasis"><text:span text:style-name="T268">debian.org/cd/live</text:span></text:span></text:a><text:span text:style-name="Strong_20_Emphasis"><text:span text:style-name="T109">, </text:span></text:span><text:span text:style-name="Strong_20_Emphasis"><text:span text:style-name="T114">klik onder </text:span></text:span><text:span text:style-name="Strong_20_Emphasis"><text:span text:style-name="T120">DVD/USB</text:span></text:span><text:span text:style-name="Strong_20_Emphasis"><text:span text:style-name="T114"> op </text:span></text:span><text:span text:style-name="Strong_20_Emphasis"><text:span text:style-name="T120">amd64</text:span></text:span><text:span text:style-name="Strong_20_Emphasis"><text:span text:style-name="T114">.</text:span></text:span><text:span text:style-name="Strong_20_Emphasis"><text:span text:style-name="T109"><text:line-break/></text:span></text:span><text:span text:style-name="Strong_20_Emphasis"><text:span text:style-name="T115">K</text:span></text:span><text:span text:style-name="Strong_20_Emphasis"><text:span text:style-name="T112">lik op</text:span></text:span><text:span text:style-name="Strong_20_Emphasis"><text:span text:style-name="T110"> </text:span></text:span><text:span text:style-name="Strong_20_Emphasis"><text:span text:style-name="T121">debian-live-1</text:span></text:span><text:span text:style-name="Strong_20_Emphasis"><text:span text:style-name="T120">2</text:span></text:span><text:span text:style-name="Strong_20_Emphasis"><text:span text:style-name="T121">.</text:span></text:span><text:span text:style-name="Strong_20_Emphasis"><text:span text:style-name="T122">x</text:span></text:span><text:span text:style-name="Strong_20_Emphasis"><text:span text:style-name="T121">.</text:span></text:span><text:span text:style-name="Strong_20_Emphasis"><text:span text:style-name="T122">y</text:span></text:span><text:span text:style-name="Strong_20_Emphasis"><text:span text:style-name="T123">-</text:span></text:span><text:span text:style-name="Strong_20_Emphasis"><text:span text:style-name="T121">amd64-</text:span></text:span><text:span text:style-name="Strong_20_Emphasis"><text:span text:style-name="T117">s</text:span></text:span><text:span text:style-name="Strong_20_Emphasis"><text:span text:style-name="T121">tan</text:span></text:span><text:span text:style-name="Strong_20_Emphasis"><text:span text:style-name="T125">dard</text:span></text:span><text:span text:style-name="Strong_20_Emphasis"><text:span text:style-name="T124">.iso</text:span></text:span><text:span text:style-name="Strong_20_Emphasis"><text:span text:style-name="T104">.<text:line-break/></text:span></text:span><text:span text:style-name="Strong_20_Emphasis"><text:span text:style-name="T111">Plaats een </text:span></text:span><text:span text:style-name="Strong_20_Emphasis"><text:span text:style-name="T116">usb</text:span></text:span><text:span text:style-name="Strong_20_Emphasis"><text:span text:style-name="T104">-stick </text:span></text:span><text:span text:style-name="Strong_20_Emphasis"><text:span text:style-name="T111">van minimaal </text:span></text:span><text:span text:style-name="Strong_20_Emphasis"><text:span text:style-name="T117">2</text:span></text:span><text:span text:style-name="Strong_20_Emphasis"><text:span text:style-name="T104"> GB.<text:line-break/></text:span></text:span><text:span text:style-name="Strong_20_Emphasis"><text:span text:style-name="T144">Zoek</text:span></text:span><text:span text:style-name="Strong_20_Emphasis"><text:span text:style-name="T145"> </text:span></text:span><text:span text:style-name="Strong_20_Emphasis"><text:span text:style-name="T164">s</text:span></text:span><text:span text:style-name="Strong_20_Emphasis"><text:span text:style-name="T165">ch</text:span></text:span><text:span text:style-name="Strong_20_Emphasis"><text:span text:style-name="T145"> en klik op het pictogram van</text:span></text:span><text:span text:style-name="Strong_20_Emphasis"><text:span text:style-name="T146"> </text:span></text:span><text:span text:style-name="Strong_20_Emphasis"><text:span text:style-name="T167">Schijven</text:span></text:span><text:span text:style-name="Strong_20_Emphasis"><text:span text:style-name="T147">. Selecteer de </text:span></text:span><text:span text:style-name="Strong_20_Emphasis"><text:span text:style-name="T163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66">Schijfinstellingen</text:span></text:span><text:span text:style-name="Strong_20_Emphasis"><text:span text:style-name="T147"> </text:span></text:span><text:span text:style-name="Strong_20_Emphasis"><text:span text:style-name="T166">⋮</text:span></text:span><text:span text:style-name="Strong_20_Emphasis"><text:span text:style-name="T147"> (icoontje met de drie puntjes).</text:span></text:span></text:p><text:p text:style-name="P59"><text:span text:style-name="Strong_20_Emphasis"><text:span text:style-name="T147"><text:tab/>Kies </text:span></text:span><text:span text:style-name="Strong_20_Emphasis"><text:span text:style-name="T166">Schijfkopie terugzetten</text:span></text:span><text:span text:style-name="Strong_20_Emphasis"><text:span text:style-name="T147"> en selecteer </text:span></text:span><text:span text:style-name="Strong_20_Emphasis"><text:span text:style-name="T158">het net</text:span></text:span><text:span text:style-name="Strong_20_Emphasis"><text:span text:style-name="T156"> gedownloade </text:span></text:span><text:span text:style-name="Strong_20_Emphasis"><text:span text:style-name="T162">cd</text:span></text:span><text:span text:style-name="Strong_20_Emphasis"><text:span text:style-name="T156">-beeldbestand </text:span></text:span><text:span text:style-name="Strong_20_Emphasis"><text:span text:style-name="T157">(.iso)</text:span></text:span><text:span text:style-name="Strong_20_Emphasis"><text:span text:style-name="T156">.</text:span></text:span></text:p><text:p text:style-name="P54"><text:span text:style-name="Strong_20_Emphasis"><text:span text:style-name="T147"><text:tab/>Klik op </text:span></text:span><text:span text:style-name="Strong_20_Emphasis"><text:span text:style-name="T166">Terugzetten starten</text:span></text:span><text:span text:style-name="Strong_20_Emphasis"><text:span text:style-name="T147"> en vervolgens op </text:span></text:span><text:span text:style-name="Strong_20_Emphasis"><text:span text:style-name="T166">Terugzetten</text:span></text:span><text:span text:style-name="Strong_20_Emphasis"><text:span text:style-name="T148">.<text:line-break/></text:span></text:span><text:span text:style-name="Strong_20_Emphasis"><text:span text:style-name="T160">O</text:span></text:span><text:span text:style-name="Strong_20_Emphasis"><text:span text:style-name="T149">f </text:span></text:span><text:span text:style-name="Strong_20_Emphasis"><text:span text:style-name="T150">gebruik </text:span></text:span><text:span text:style-name="Strong_20_Emphasis"><text:span text:style-name="T151">het programma </text:span></text:span><text:span text:style-name="Strong_20_Emphasis"><text:span text:style-name="T135">Etche</text:span></text:span><text:span text:style-name="Strong_20_Emphasis"><text:span text:style-name="T136">r</text:span></text:span><text:span text:style-name="Strong_20_Emphasis"><text:span text:style-name="T151"> </text:span></text:span><text:span text:style-name="Strong_20_Emphasis"><text:span text:style-name="T152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52">) </text:span></text:span><text:span text:style-name="Strong_20_Emphasis"><text:span text:style-name="T161">dat </text:span></text:span><text:span text:style-name="Strong_20_Emphasis"><text:span text:style-name="T149">beschikbaar </text:span></text:span><text:span text:style-name="Strong_20_Emphasis"><text:span text:style-name="T161">is </text:span></text:span><text:span text:style-name="Strong_20_Emphasis"><text:span text:style-name="T149">voor </text:span></text:span><text:span text:style-name="Strong_20_Emphasis"><text:span text:style-name="T147">Windows, </text:span></text:span><text:span text:style-name="Strong_20_Emphasis"><text:span text:style-name="T153">mac</text:span></text:span><text:span text:style-name="Strong_20_Emphasis"><text:span text:style-name="T154">OS</text:span></text:span><text:span text:style-name="Strong_20_Emphasis"><text:span text:style-name="T151">, </text:span></text:span><text:span text:style-name="Strong_20_Emphasis"><text:span text:style-name="T152">en </text:span></text:span><text:span text:style-name="Strong_20_Emphasis"><text:span text:style-name="T151">Linux</text:span></text:span><text:span text:style-name="Strong_20_Emphasis"><text:span text:style-name="T155">.</text:span></text:span></text:p></text:note-body></text:note></text:span><text:span text:style-name="T93"> </text:span><text:span text:style-name="T98">of </text:span><text:span text:style-name="T100">DVD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73"><text:span text:style-name="T96">Opstart/</text:span><text:span text:style-name="T97">bootmenu</text:span><text:span text:style-name="T96"> </text:span><text:span text:style-name="T93">via </text:span><text:span text:style-name="Definition"><text:span text:style-name="T5">opstartmenu</text:span></text:span><text:span text:style-name="T93"> </text:span><text:span text:style-name="T99">en </text:span><text:span text:style-name="T96">instellingen/</text:span><text:span text:style-name="T97">setup</text:span><text:span text:style-name="T93"> via </text:span><text:span text:style-name="Definition"><text:span text:style-name="T5">instellingen</text:span>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2"/></text:span></text:p>
          </table:table-cell>
          <table:table-cell table:style-name="_32_._5f_Installatie_5f_uitvoeren.C3" office:value-type="string">
            <text:p text:style-name="P91"><text:span text:style-name="Strong_20_Emphasis"><text:span text:style-name="T66">Selecteer</text:span></text:span><text:span text:style-name="Strong_20_Emphasis"><text:span text:style-name="T72"> </text:span></text:span><text:span text:style-name="Strong_20_Emphasis"><text:span text:style-name="T30">Start inst</text:span></text:span><text:span text:style-name="Strong_20_Emphasis"><text:span text:style-name="T31">a</text:span></text:span><text:span text:style-name="Strong_20_Emphasis"><text:span text:style-name="T30">ller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9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7" draw:name="Vorm13_ 1" draw:style-name="gr1" draw:text-style-name="P93" svg:width="0.35cm" svg:height="0.35cm" draw:control="control18"/></text:p>
          </table:table-cell>
          <table:table-cell table:style-name="_32_._5f_Installatie_5f_uitvoeren.C7" office:value-type="string">
            <text:p text:style-name="P72"><text:span text:style-name="Strong_20_Emphasis"><text:span text:style-name="T34">Bi</text:span></text:span><text:span text:style-name="Strong_20_Emphasis"><text:span text:style-name="T41">j</text:span></text:span><text:span text:style-name="Strong_20_Emphasis"><text:span text:style-name="T34"> </text:span></text:span><text:span text:style-name="Strong_20_Emphasis"><text:span text:style-name="T80">Select a language</text:span></text:span><text:span text:style-name="Strong_20_Emphasis"><text:span text:style-name="T34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7" office:value-type="string">
            <text:p text:style-name="P84"><text:span text:style-name="Strong_20_Emphasis"><text:span text:style-name="T41">K</text:span></text:span><text:span text:style-name="Strong_20_Emphasis"><text:span text:style-name="T34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9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10" office:value-type="string">
            <text:p text:style-name="P71"><text:span text:style-name="Strong_20_Emphasis"><text:span text:style-name="T69">B</text:span></text:span><text:span text:style-name="Strong_20_Emphasis"><text:span text:style-name="T74">ij</text:span></text:span><text:span text:style-name="Strong_20_Emphasis"><text:span text:style-name="T69"> </text:span></text:span><text:span text:style-name="Strong_20_Emphasis"><text:span text:style-name="T76">Het netwerk configureren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0" office:value-type="string">
            <text:p text:style-name="P75"><text:span text:style-name="Strong_20_Emphasis"><text:span text:style-name="T71">V</text:span></text:span><text:span text:style-name="Strong_20_Emphasis"><text:span text:style-name="T69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7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0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10" office:value-type="string">
            <text:p text:style-name="P85"><text:span text:style-name="Strong_20_Emphasis"><text:span text:style-name="T74">Bij</text:span></text:span> <text:span text:style-name="T26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0" office:value-type="string">
            <text:p text:style-name="P78"><text:span text:style-name="T222">Stel geen </text:span><text:span text:style-name="T223">Root</text:span><text:span text:style-name="T222">-wachtwoord in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5" office:value-type="string">
            <text:p text:style-name="P74"><text:span text:style-name="Strong_20_Emphasis"><text:span text:style-name="T71">V</text:span></text:span><text:span text:style-name="Strong_20_Emphasis"><text:span text:style-name="T69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5"> </text:span></text:span><text:span text:style-name="Definition"><text:span text:style-name="T8">gebruik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5" office:value-type="string">
            <text:p text:style-name="P77"><text:span text:style-name="Strong_20_Emphasis"><text:span text:style-name="T71">V</text:span></text:span><text:span text:style-name="Strong_20_Emphasis"><text:span text:style-name="T69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6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7" office:value-type="string">
            <text:p text:style-name="P76"><text:span text:style-name="Strong_20_Emphasis"><text:span text:style-name="T40">Geef</text:span></text:span><text:span text:style-name="Strong_20_Emphasis"><text:span text:style-name="T35"> </text:span></text:span><text:span text:style-name="Strong_20_Emphasis"><text:span text:style-name="T38">tweemaal </text:span></text:span><text:span text:style-name="Strong_20_Emphasis"><text:span text:style-name="T40">een </text:span></text:span><text:span text:style-name="Strong_20_Emphasis"><text:span text:style-name="T79">wachtwoord</text:span></text:span><text:span text:style-name="Strong_20_Emphasis"><text:span text:style-name="T67">.</text:span></text:span></text:p>
          </table:table-cell>
        </table:table-row>
      </table:table>
      <text:p text:style-name="P40"><text:span text:style-name="Strong_20_Emphasis"><text:span text:style-name="T75"/></text:span></text:p>
      <text:list xml:id="list190858480066996" text:continue-numbering="true" text:style-name="L1">
        <text:list-item>
          <text:p text:style-name="P90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1"><text:span text:style-name="Strong_20_Emphasis"><text:span text:style-name="T3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9">Aanmelden als </text:span></text:span><text:span text:style-name="Definition"><text:span text:style-name="T8">gebruik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42">Installeer </text:span></text:span><text:span text:style-name="Strong_20_Emphasis"><text:span text:style-name="T61">pakket kz</text:span></text:span><text:span text:style-name="Strong_20_Emphasis"><text:span text:style-name="T61"><text:note text:id="ftn6" text:note-class="footnote"><text:note-citation>1</text:note-citation><text:note-body><text:p text:style-name="P56"><text:span text:style-name="T272">Debian-</text:span><text:span text:style-name="T273">p</text:span>akket kz plaatst documenten en scripts van Karel Zimmer <text:span text:style-name="T271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59">) </text:span></text:span>voor het installeren en beheren van Debian en op Debian gebaseerd systeem zoals Ubuntu.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82"><text:span text:style-name="Strong_20_Emphasis"><text:span text:style-name="T64">Typ </text:span></text:span><text:span text:style-name="Strong_20_Emphasis"><text:span text:style-name="T47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5">bash</text:span></text:span><text:span text:style-name="User_20_Entry"><text:span text:style-name="T23"> kz</text:span></text:span><text:span text:style-name="Strong_20_Emphasis"><text:span text:style-name="T47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6"><text:span text:style-name="Strong_20_Emphasis"><text:span text:style-name="T48">V</text:span></text:span><text:span text:style-name="Strong_20_Emphasis"><text:span text:style-name="T49">olg </text:span></text:span><text:span text:style-name="Strong_20_Emphasis"><text:span text:style-name="T5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4"><text:span text:style-name="Strong_20_Emphasis"><text:span text:style-name="T55">Rond de</text:span></text:span><text:span text:style-name="Strong_20_Emphasis"><text:span text:style-name="T56"> installatie </text:span></text:span><text:span text:style-name="Strong_20_Emphasis"><text:span text:style-name="T55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81"><text:span text:style-name="Strong_20_Emphasis"><text:span text:style-name="T64">Typ </text:span></text:span><text:span text:style-name="Strong_20_Emphasis"><text:span text:style-name="T47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7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2"/></text:span></text:p>
          </table:table-cell>
          <table:table-cell table:style-name="_33_._5f_Installatie_5f_afronden.C9" office:value-type="string">
            <text:p text:style-name="P92"><text:span text:style-name="Strong_20_Emphasis"><text:span text:style-name="T66">Selecteer</text:span></text:span><text:span text:style-name="Strong_20_Emphasis"><text:span text:style-name="T53"> </text:span></text:span><text:span text:style-name="Strong_20_Emphasis"><text:span text:style-name="T86">3 - Installatie afrond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9">olg </text:span></text:span><text:span text:style-name="Strong_20_Emphasis"><text:span text:style-name="T50">de aanwijzingen op het scherm.</text:span></text:span></text:p>
          </table:table-cell>
        </table:table-row>
      </table:table>
      <text:p text:style-name="P41"><text:span text:style-name="Strong_20_Emphasis"><text:span text:style-name="T39"><text:tab/></text:span></text:span></text:p>
      <text:p text:style-name="P42"><text:span text:style-name="Strong_20_Emphasis"><text:span text:style-name="T50"><text:tab/></text:span></text:span></text:p>
      <text:list xml:id="list190858544588629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69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9">Aanmelden als </text:span></text:span><text:span text:style-name="Definition"><text:span text:style-name="T8">gebruiker</text:span></text:span><text:span text:style-name="Strong_20_Emphasis"><text:span text:style-name="T43"><text:note text:id="ftn7" text:note-class="footnote"><text:note-citation>1</text:note-citation><text:note-body><text:p text:style-name="P51"><text:span text:style-name="User_20_Entry"><text:span text:style-name="T102">E</text:span></text:span><text:span text:style-name="User_20_Entry"><text:span text:style-name="T126">v</text:span></text:span><text:span text:style-name="User_20_Entry"><text:span text:style-name="T127">en</text:span></text:span><text:span text:style-name="User_20_Entry"><text:span text:style-name="T129">t</text:span></text:span><text:span text:style-name="User_20_Entry"><text:span text:style-name="T130">uele </text:span></text:span><text:span text:style-name="User_20_Entry"><text:span text:style-name="T131">extra </text:span></text:span><text:span text:style-name="Definition"><text:span text:style-name="T266">gebruiker</text:span></text:span><text:span text:style-name="User_20_Entry"><text:span text:style-name="T131">s aanmelden </text:span></text:span><text:span text:style-name="User_20_Entry"><text:span text:style-name="T132">en dezelfde stappen uitvoeren</text:span></text:span><text:span text:style-name="User_20_Entry"><text:span text:style-name="T128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0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7">R</text:span></text:span><text:span text:style-name="Strong_20_Emphasis"><text:span text:style-name="T58">icht </text:span></text:span><text:span text:style-name="Strong_20_Emphasis"><text:span text:style-name="T59">de </text:span></text:span><text:span text:style-name="Strong_20_Emphasis"><text:span text:style-name="T63">gebruiker</text:span></text:span><text:span text:style-name="Strong_20_Emphasis"><text:span text:style-name="T58"> </text:span></text:span><text:span text:style-name="Strong_20_Emphasis"><text:span text:style-name="T60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81"><text:span text:style-name="Strong_20_Emphasis"><text:span text:style-name="T64">Typ </text:span></text:span><text:span text:style-name="Strong_20_Emphasis"><text:span text:style-name="T47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7">'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91"><text:span text:style-name="Strong_20_Emphasis"><text:span text:style-name="T66">Selecteer</text:span></text:span><text:span text:style-name="Strong_20_Emphasis"><text:span text:style-name="T53"> </text:span></text:span><text:span text:style-name="Strong_20_Emphasis"><text:span text:style-name="T86">4 - Gebruiker inricht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9">olg </text:span></text:span><text:span text:style-name="Strong_20_Emphasis"><text:span text:style-name="T50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9">E</text:span><text:span text:style-name="T90">inde c</text:span><text:span text:style-name="T91">hecklist, </text:span><text:span text:style-name="T92">d</text:span><text:span text:style-name="T91">e</text:span><text:span text:style-name="T190"> installatie van </text:span><text:span text:style-name="T190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91"><text:s/></text:span></text:span><text:span text:style-name="Strong_20_Emphasis"><text:span text:style-name="T192">LTS </text:span></text:span><text:span text:style-name="Strong_20_Emphasis"><text:span text:style-name="T195"><text:user-field-get text:name="Edition">Server</text:user-field-get></text:span></text:span><text:span text:style-name="Strong_20_Emphasis"><text:span text:style-name="T195"><text:s/></text:span></text:span><text:span text:style-name="T190">is voltooid.</text:span></text:p>
      <text:p text:style-name="P34"/>
      <text:p text:style-name="P28"><text:span text:style-name="Emphasis"><text:span text:style-name="T27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5">Karel Zimmer</text:span></text:span></text:a><text:span text:style-name="Emphasis"><text:span text:style-name="T27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7">CC0 1.0 Universeel</text:span></text:span></text:a><text:span text:style-name="Emphasis"><text:span text:style-name="T274">,</text:span></text:span><text:span text:style-name="Emphasis"><text:span text:style-name="T276"> </text:span></text:span><text:span text:style-name="Strong_20_Emphasis"><text:span text:style-name="T50"><text:user-field-get text:name="Releaseyear">2023</text:user-field-get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2T19:08:56.922531318">12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8:56.739217619</dc:date>
    <meta:keyword>Installatie</meta:keyword>
    <meta:keyword>Checklist</meta:keyword>
    <meta:keyword>Linux</meta:keyword>
    <meta:editing-cycles>6896</meta:editing-cycles>
    <meta:editing-duration>P12DT4H39M12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498" meta:character-count="3487" meta:non-whitespace-character-count="3024"/>
    <meta:user-defined meta:name="Info 1"/>
    <meta:user-defined meta:name="Info 2"/>
    <meta:user-defined meta:name="Info 3"/>
    <meta:user-defined meta:name="Info 4"/>
  </office:meta>
</office:document-meta>
</file>